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782" officeooo:paragraph-rsid="00039782"/>
    </style:style>
    <style:style style:name="P2" style:family="paragraph" style:parent-style-name="Standard">
      <style:text-properties officeooo:rsid="0004903b" officeooo:paragraph-rsid="00049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efnsdgfsdjgfndskgndskfndsfdnfndskfndkddddddddddddddddddddddddddddddddddddddddddddddddddddddddddddddddddddddddddddddddddddddddddddddddddddddddddddddddddddddddddddddddddddddddddddddddddddddddddddddddddddddddddddddddddddddddddddddddddddddddddddddddddddddddddd</text:p>
      <text:p text:style-name="P1"/>
      <text:p text:style-name="P2">111111111111111111111111111111111111111111111111111111111111111111111111111111111111111111111111111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1T22:35:53.095000000</dc:date>
    <meta:editing-duration>PT1M41S</meta:editing-duration>
    <meta:editing-cycles>5</meta:editing-cycles>
    <meta:document-statistic meta:table-count="0" meta:image-count="0" meta:object-count="0" meta:page-count="1" meta:paragraph-count="2" meta:word-count="2" meta:character-count="360" meta:non-whitespace-character-count="360"/>
  </office:meta>
</office:document-meta>
</file>